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189in"/>
    </style:style>
    <style:style style:name="co2" style:family="table-column">
      <style:table-column-properties fo:break-before="auto" style:column-width="2.7563in"/>
    </style:style>
    <style:style style:name="co3" style:family="table-column">
      <style:table-column-properties fo:break-before="auto" style:column-width="1.7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6827in" fo:break-before="auto" style:use-optimal-row-height="false"/>
    </style:style>
    <style:style style:name="ro2" style:family="table-row">
      <style:table-row-properties style:row-height="0.7189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1.0362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99" style:vertical-align="middle"/>
    </style:style>
    <style:style style:name="ce9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 table:structure-protected="true" table:protection-key="iZdppIfLNS29amK9DknLvCzC92U=" table:protection-key-digest-algorithm="http://www.w3.org/2000/09/xmldsig#sha1">
      <table:table table:name="Cuestiones" table:style-name="ta1" table:protected="true" table:protection-key="iZdppIfLNS29amK9DknLvCzC92U=" table:protection-key-digest-algorithm="http://www.w3.org/2000/09/xmldsig#sha1">
        <table:table-protection table:select-protected-cells="true" table:select-unprotected-cells="true"/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5"/>
        <table:table-row table:style-name="ro1">
          <table:table-cell table:style-name="ce1" office:value-type="string" calcext:value-type="string">
            <text:p>Creación de entornos virtuales con Vagrant</text:p>
          </table:table-cell>
          <table:table-cell table:style-name="ce6"/>
          <table:table-cell table:style-name="ce9" table:number-columns-repeated="4"/>
          <table:table-cell table:number-columns-repeated="37"/>
        </table:table-row>
        <table:table-row table:style-name="ro2"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Respuesta A</text:p>
          </table:table-cell>
          <table:table-cell table:style-name="ce2" office:value-type="string" calcext:value-type="string">
            <text:p>Respuesta B</text:p>
          </table:table-cell>
          <table:table-cell table:style-name="ce2" office:value-type="string" calcext:value-type="string">
            <text:p>Respuesta C</text:p>
          </table:table-cell>
          <table:table-cell table:style-name="ce2" office:value-type="string" calcext:value-type="string">
            <text:p>Respuesta D</text:p>
          </table:table-cell>
          <table:table-cell table:style-name="ce2" office:value-type="string" calcext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Cuál es la principal utilidad de Vagrant?</text:p>
          </table:table-cell>
          <table:table-cell table:style-name="ce7" office:value-type="string" calcext:value-type="string">
            <text:p>Conectar equipos de trabajo</text:p>
          </table:table-cell>
          <table:table-cell table:style-name="ce7" office:value-type="string" calcext:value-type="string">
            <text:p>Crear y manejar entornos virtuales</text:p>
          </table:table-cell>
          <table:table-cell table:style-name="ce7" office:value-type="string" calcext:value-type="string">
            <text:p>Manejar contraseñas y certificados</text:p>
          </table:table-cell>
          <table:table-cell table:style-name="ce7" office:value-type="string" calcext:value-type="string">
            <text:p>Mantener equipos conectados en red</text:p>
          </table:table-cell>
          <table:table-cell table:style-name="ce10" office:value-type="string" calcext:value-type="string">
            <text:p>B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es una box?</text:p>
          </table:table-cell>
          <table:table-cell table:style-name="ce7" office:value-type="string" calcext:value-type="string">
            <text:p>Una máquina virtual predeterminada, que nos sirve para levantar nuestros EV</text:p>
          </table:table-cell>
          <table:table-cell table:style-name="ce7" office:value-type="string" calcext:value-type="string">
            <text:p>Un archivo de configuración de Vagrant</text:p>
          </table:table-cell>
          <table:table-cell table:style-name="ce7" office:value-type="string" calcext:value-type="string">
            <text:p>Un tipo de software de provisionamiento</text:p>
          </table:table-cell>
          <table:table-cell table:style-name="ce7" office:value-type="string" calcext:value-type="string">
            <text:p>No hay ningún concepto con ese nombre dentro de Vagrant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Para qué sirve el Vagrantfile?</text:p>
          </table:table-cell>
          <table:table-cell table:style-name="ce7" office:value-type="string" calcext:value-type="string">
            <text:p>Nos permite configurar algunos aspectos relacionados con el funcionamiento de la máquina</text:p>
          </table:table-cell>
          <table:table-cell table:style-name="ce7" office:value-type="string" calcext:value-type="string">
            <text:p>Nos permite especificar la base box que usará nuestro entorno virtual</text:p>
          </table:table-cell>
          <table:table-cell table:style-name="ce7" office:value-type="string" calcext:value-type="string">
            <text:p>Nos permite especificar cómo se llevará a cabo el provisionamiento de la máquina</text:p>
          </table:table-cell>
          <table:table-cell table:style-name="ce7" office:value-type="string" calcext:value-type="string">
            <text:p>Todas las anteriores son correctas</text:p>
          </table:table-cell>
          <table:table-cell table:style-name="ce10" office:value-type="string" calcext:value-type="string">
            <text:p>D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son los provisioners?</text:p>
          </table:table-cell>
          <table:table-cell table:style-name="ce7" office:value-type="string" calcext:value-type="string">
            <text:p>Boxes especiales, que nos permiten configurar el resto de MV instaladas en el equipo</text:p>
          </table:table-cell>
          <table:table-cell table:style-name="ce7" office:value-type="string" calcext:value-type="string">
            <text:p>Software que tenemos que añadir obligatoriamente a los nuevos entornos virtuales que creemos</text:p>
          </table:table-cell>
          <table:table-cell table:style-name="ce7" office:value-type="string" calcext:value-type="string">
            <text:p>Programas que nos permiten automatizar la instalación de software en las MV</text:p>
          </table:table-cell>
          <table:table-cell table:style-name="ce7" office:value-type="string" calcext:value-type="string">
            <text:p>Programas de monitorización de las MV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Cuál es el protocolo más utilizado para conectarse a las máquinas virtuales?</text:p>
          </table:table-cell>
          <table:table-cell table:style-name="ce7" office:value-type="string" calcext:value-type="string">
            <text:p>HTTP</text:p>
          </table:table-cell>
          <table:table-cell table:style-name="ce7" office:value-type="string" calcext:value-type="string">
            <text:p>FTP</text:p>
          </table:table-cell>
          <table:table-cell table:style-name="ce7" office:value-type="string" calcext:value-type="string">
            <text:p>Telnet</text:p>
          </table:table-cell>
          <table:table-cell table:style-name="ce7" office:value-type="string" calcext:value-type="string">
            <text:p>SSH</text:p>
          </table:table-cell>
          <table:table-cell table:style-name="ce10" office:value-type="string" calcext:value-type="string">
            <text:p>D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Poner aquí la pregunta 6 (opcional)</text:p>
          </table:table-cell>
          <table:table-cell table:number-columns-repeated="4" table:style-name="ce7" office:value-type="string" calcext:value-type="string">
            <text:p>Poner aquí una de las posibles respuestas a la pregunta 6.</text:p>
          </table:table-cell>
          <table:table-cell table:style-name="ce10"/>
          <table:table-cell table:number-columns-repeated="37"/>
        </table:table-row>
        <table:table-row table:style-name="ro4">
          <table:table-cell table:style-name="ce4" office:value-type="string" calcext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8" table:number-columns-repeated="5"/>
          <table:table-cell table:number-columns-repeated="37"/>
        </table:table-row>
        <table:table-row table:style-name="ro5" table:number-rows-repeated="197">
          <table:table-cell table:style-name="ce5" table:number-columns-repeated="6"/>
          <table:table-cell table:number-columns-repeated="37"/>
        </table:table-row>
        <table:table-row table:style-name="ro5" table:number-rows-repeated="1631">
          <table:table-cell table:number-columns-repeated="43"/>
        </table:table-row>
        <table:table-row table:style-name="ro5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6">
          <table:table-cell table:formula="of:=[Cuestiones.A1]" office:value-type="string" office:string-value="Creación de entornos virtuales con Vagrant" calcext:value-type="string">
            <text:p>Creación de entornos virtuales con Vagrant</text:p>
          </table:table-cell>
          <table:table-cell table:formula="of:=[Cuestiones.B1]" office:value-type="float" office:value="0" calcext:value-type="float">
            <text:p>0</text:p>
          </table:table-cell>
          <table:table-cell table:formula="of:=[Cuestiones.C1]" office:value-type="float" office:value="0" calcext:value-type="float">
            <text:p>0</text:p>
          </table:table-cell>
          <table:table-cell table:formula="of:=[Cuestiones.D1]" office:value-type="float" office:value="0" calcext:value-type="float">
            <text:p>0</text:p>
          </table:table-cell>
          <table:table-cell table:formula="of:=[Cuestiones.E1]" office:value-type="float" office:value="0" calcext:value-type="float">
            <text:p>0</text:p>
          </table:table-cell>
          <table:table-cell table:formula="of:=[Cuestiones.F1]" office:value-type="float" office:value="0" calcext:value-type="float">
            <text:p>0</text:p>
          </table:table-cell>
        </table:table-row>
        <table:table-row table:style-name="ro7">
          <table:table-cell table:formula="of:=[Cuestiones.A2]" office:value-type="string" office:string-value="Pregunta" calcext:value-type="string">
            <text:p>Pregunta</text:p>
          </table:table-cell>
          <table:table-cell table:formula="of:=[Cuestiones.B2]" office:value-type="string" office:string-value="Respuesta A" calcext:value-type="string">
            <text:p>Respuesta A</text:p>
          </table:table-cell>
          <table:table-cell table:formula="of:=[Cuestiones.C2]" office:value-type="string" office:string-value="Respuesta B" calcext:value-type="string">
            <text:p>Respuesta B</text:p>
          </table:table-cell>
          <table:table-cell table:formula="of:=[Cuestiones.D2]" office:value-type="string" office:string-value="Respuesta C" calcext:value-type="string">
            <text:p>Respuesta C</text:p>
          </table:table-cell>
          <table:table-cell table:formula="of:=[Cuestiones.E2]" office:value-type="string" office:string-value="Respuesta D" calcext:value-type="string">
            <text:p>Respuesta D</text:p>
          </table:table-cell>
          <table:table-cell table:formula="of:=[Cuestiones.F2]" office:value-type="string" office:string-value="Respuesta correcta&#10;(A, B, C ó D)" calcext:value-type="string">
            <text:p>Respuesta correcta</text:p>
            <text:p>(A, B, C ó D)</text:p>
          </table:table-cell>
        </table:table-row>
        <table:table-row table:style-name="ro6">
          <table:table-cell table:formula="of:=[Cuestiones.A3]" office:value-type="string" office:string-value="¿Cuál es la principal utilidad de Vagrant?" calcext:value-type="string">
            <text:p>¿Cuál es la principal utilidad de Vagrant?</text:p>
          </table:table-cell>
          <table:table-cell table:formula="of:=[Cuestiones.B3]" office:value-type="string" office:string-value="Conectar equipos de trabajo" calcext:value-type="string">
            <text:p>Conectar equipos de trabajo</text:p>
          </table:table-cell>
          <table:table-cell table:formula="of:=[Cuestiones.C3]" office:value-type="string" office:string-value="Crear y manejar entornos virtuales" calcext:value-type="string">
            <text:p>Crear y manejar entornos virtuales</text:p>
          </table:table-cell>
          <table:table-cell table:formula="of:=[Cuestiones.D3]" office:value-type="string" office:string-value="Manejar contraseñas y certificados" calcext:value-type="string">
            <text:p>Manejar contraseñas y certificados</text:p>
          </table:table-cell>
          <table:table-cell table:formula="of:=[Cuestiones.E3]" office:value-type="string" office:string-value="Mantener equipos conectados en red" calcext:value-type="string">
            <text:p>Mantener equipos conectados en red</text:p>
          </table:table-cell>
          <table:table-cell table:formula="of:=[Cuestiones.F3]" office:value-type="string" office:string-value="B" calcext:value-type="string">
            <text:p>B</text:p>
          </table:table-cell>
        </table:table-row>
        <table:table-row table:style-name="ro6">
          <table:table-cell table:formula="of:=[Cuestiones.A4]" office:value-type="string" office:string-value="¿Qué es una box?" calcext:value-type="string">
            <text:p>¿Qué es una box?</text:p>
          </table:table-cell>
          <table:table-cell table:formula="of:=[Cuestiones.B4]" office:value-type="string" office:string-value="Una máquina virtual predeterminada, que nos sirve para levantar nuestros EV" calcext:value-type="string">
            <text:p>Una máquina virtual predeterminada, que nos sirve para levantar nuestros EV</text:p>
          </table:table-cell>
          <table:table-cell table:formula="of:=[Cuestiones.C4]" office:value-type="string" office:string-value="Un archivo de configuración de Vagrant" calcext:value-type="string">
            <text:p>Un archivo de configuración de Vagrant</text:p>
          </table:table-cell>
          <table:table-cell table:formula="of:=[Cuestiones.D4]" office:value-type="string" office:string-value="Un tipo de software de provisionamiento" calcext:value-type="string">
            <text:p>Un tipo de software de provisionamiento</text:p>
          </table:table-cell>
          <table:table-cell table:formula="of:=[Cuestiones.E4]" office:value-type="string" office:string-value="No hay ningún concepto con ese nombre dentro de Vagrant" calcext:value-type="string">
            <text:p>No hay ningún concepto con ese nombre dentro de Vagrant</text:p>
          </table:table-cell>
          <table:table-cell table:formula="of:=[Cuestiones.F4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5]" office:value-type="string" office:string-value="¿Para qué sirve el Vagrantfile?" calcext:value-type="string">
            <text:p>¿Para qué sirve el Vagrantfile?</text:p>
          </table:table-cell>
          <table:table-cell table:formula="of:=[Cuestiones.B5]" office:value-type="string" office:string-value="Nos permite configurar algunos aspectos relacionados con el funcionamiento de la máquina" calcext:value-type="string">
            <text:p>Nos permite configurar algunos aspectos relacionados con el funcionamiento de la máquina</text:p>
          </table:table-cell>
          <table:table-cell table:formula="of:=[Cuestiones.C5]" office:value-type="string" office:string-value="Nos permite especificar la base box que usará nuestro entorno virtual" calcext:value-type="string">
            <text:p>Nos permite especificar la base box que usará nuestro entorno virtual</text:p>
          </table:table-cell>
          <table:table-cell table:formula="of:=[Cuestiones.D5]" office:value-type="string" office:string-value="Nos permite especificar cómo se llevará a cabo el provisionamiento de la máquina" calcext:value-type="string">
            <text:p>Nos permite especificar cómo se llevará a cabo el provisionamiento de la máquina</text:p>
          </table:table-cell>
          <table:table-cell table:formula="of:=[Cuestiones.E5]" office:value-type="string" office:string-value="Todas las anteriores son correctas" calcext:value-type="string">
            <text:p>Todas las anteriores son correctas</text:p>
          </table:table-cell>
          <table:table-cell table:formula="of:=[Cuestiones.F5]" office:value-type="string" office:string-value="D" calcext:value-type="string">
            <text:p>D</text:p>
          </table:table-cell>
        </table:table-row>
        <table:table-row table:style-name="ro6">
          <table:table-cell table:formula="of:=[Cuestiones.A6]" office:value-type="string" office:string-value="¿Qué son los provisioners?" calcext:value-type="string">
            <text:p>¿Qué son los provisioners?</text:p>
          </table:table-cell>
          <table:table-cell table:formula="of:=[Cuestiones.B6]" office:value-type="string" office:string-value="Boxes especiales, que nos permiten configurar el resto de MV instaladas en el equipo" calcext:value-type="string">
            <text:p>Boxes especiales, que nos permiten configurar el resto de MV instaladas en el equipo</text:p>
          </table:table-cell>
          <table:table-cell table:formula="of:=[Cuestiones.C6]" office:value-type="string" office:string-value="Software que tenemos que añadir obligatoriamente a los nuevos entornos virtuales que creemos" calcext:value-type="string">
            <text:p>Software que tenemos que añadir obligatoriamente a los nuevos entornos virtuales que creemos</text:p>
          </table:table-cell>
          <table:table-cell table:formula="of:=[Cuestiones.D6]" office:value-type="string" office:string-value="Programas que nos permiten automatizar la instalación de software en las MV" calcext:value-type="string">
            <text:p>Programas que nos permiten automatizar la instalación de software en las MV</text:p>
          </table:table-cell>
          <table:table-cell table:formula="of:=[Cuestiones.E6]" office:value-type="string" office:string-value="Programas de monitorización de las MV" calcext:value-type="string">
            <text:p>Programas de monitorización de las MV</text:p>
          </table:table-cell>
          <table:table-cell table:formula="of:=[Cuestiones.F6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7]" office:value-type="string" office:string-value="¿Cuál es el protocolo más utilizado para conectarse a las máquinas virtuales?" calcext:value-type="string">
            <text:p>¿Cuál es el protocolo más utilizado para conectarse a las máquinas virtuales?</text:p>
          </table:table-cell>
          <table:table-cell table:formula="of:=[Cuestiones.B7]" office:value-type="string" office:string-value="HTTP" calcext:value-type="string">
            <text:p>HTTP</text:p>
          </table:table-cell>
          <table:table-cell table:formula="of:=[Cuestiones.C7]" office:value-type="string" office:string-value="FTP" calcext:value-type="string">
            <text:p>FTP</text:p>
          </table:table-cell>
          <table:table-cell table:formula="of:=[Cuestiones.D7]" office:value-type="string" office:string-value="Telnet" calcext:value-type="string">
            <text:p>Telnet</text:p>
          </table:table-cell>
          <table:table-cell table:formula="of:=[Cuestiones.E7]" office:value-type="string" office:string-value="SSH" calcext:value-type="string">
            <text:p>SSH</text:p>
          </table:table-cell>
          <table:table-cell table:formula="of:=[Cuestiones.F7]" office:value-type="string" office:string-value="D" calcext:value-type="string">
            <text:p>D</text:p>
          </table:table-cell>
        </table:table-row>
        <table:table-row table:style-name="ro6">
          <table:table-cell table:formula="of:=[Cuestiones.A8]" office:value-type="string" office:string-value="Poner aquí la pregunta 6 (opcional)" calcext:value-type="string">
            <text:p>Poner aquí la pregunta 6 (opcional)</text:p>
          </table:table-cell>
          <table:table-cell table:formula="of:=[Cuestiones.B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C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D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E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F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21:35:22.4729505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3:20:05.41</meta:creation-date>
    <dc:date>2016-05-01T21:38:14.522928159</dc:date>
    <meta:editing-duration>PT16H58M31S</meta:editing-duration>
    <meta:editing-cycles>187</meta:editing-cycles>
    <meta:generator>LibreOffice/4.2.8.2$Linux_X86_64 LibreOffice_project/420m0$Build-2</meta:generator>
    <meta:document-statistic meta:table-count="2" meta:cell-count="91" meta:object-count="0"/>
  </office:meta>
</office:document-meta>
</file>